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PPLICATION (7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SUPPLICATION (7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ave me! (7:1-2, 6-9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earch me! (7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SUPPLICATION (7:1-9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SHIELD (7:10-1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SHIELD (7:10-1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protects the righteous (7:10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punishes the wicked (7:11-1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'S SUPPLICATION (7:1-9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DAVID'S SHIELD (7:10-1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SONG (7:1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 </dc:title>
    <meta:initial-creator>David STRICKLAND</meta:initial-creator>
    <dc:creator>David STRICKLAND</dc:creator>
    <meta:creation-date>2020-02-23T23:18:14Z</meta:creation-date>
    <dc:date>2020-02-23T23:18:14Z</dc:date>
    <meta:template xlink:href="BibleStudy" xlink:type="simple"/>
    <meta:editing-cycles>1</meta:editing-cycles>
    <meta:editing-duration>PT0S</meta:editing-duration>
    <meta:document-statistic meta:paragraph-count="15" meta:word-count="78"/>
  </office:meta>
</office:document-meta>
</file>